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style:font-size-asian="14pt" style:font-size-complex="14pt"/>
    </style:style>
    <style:style style:name="P3" style:family="paragraph">
      <style:paragraph-properties fo:margin-left="0cm" fo:margin-right="0cm" fo:margin-top="0cm" fo:margin-bottom="0cm" fo:line-height="100%" fo:text-indent="0cm"/>
    </style:style>
    <style:style style:name="P4"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5" style:family="paragraph">
      <style:paragraph-properties fo:margin-left="0cm" fo:margin-right="0cm" fo:margin-top="0cm" fo:margin-bottom="0cm" fo:line-height="100%" fo:text-align="center" fo:text-indent="0cm"/>
    </style:style>
    <style:style style:name="P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 style:family="paragraph">
      <style:paragraph-properties fo:text-align="center"/>
    </style:style>
    <style:style style:name="T1"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34cm" fo:min-width="8.495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style:style>
    <style:style style:name="gr3" style:family="graphic">
      <style:graphic-properties draw:stroke="solid" svg:stroke-width="0cm" svg:stroke-color="#000000" draw:marker-start="" draw:marker-start-width="0.049cm" draw:marker-start-center="false" draw:marker-end="" draw:marker-end-width="0.04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style:style>
    <style:style style:name="gr4" style:family="graphic">
      <style:graphic-properties draw:stroke="solid" svg:stroke-width="0.101cm" svg:stroke-color="#000000" draw:marker-start="" draw:marker-start-width="0.3cm" draw:marker-start-center="false" draw:marker-end="" draw:marker-end-width="0.3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vertical-pos="from-top" style:vertical-rel="paragraph" style:horizontal-pos="from-left" style:horizontal-rel="paragraph"/>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115cm" fo:min-width="2.039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34cm" fo:min-width="2.766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34cm" fo:min-width="2.247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cm" svg:stroke-color="#000000" draw:marker-start="" draw:marker-start-width="0.049cm" draw:marker-start-center="false" draw:marker-end="" draw:marker-end-width="0.04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101cm" svg:stroke-color="#000000" draw:marker-start="" draw:marker-start-width="0.3cm" draw:marker-start-center="false" draw:marker-end="" draw:marker-end-width="0.3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34cm" fo:min-width="2.766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34cm" fo:min-width="2.247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cm" svg:stroke-color="#000000" draw:marker-start="" draw:marker-start-width="0.049cm" draw:marker-start-center="false" draw:marker-end="" draw:marker-end-width="0.04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cm" svg:stroke-color="#000000" draw:marker-start="" draw:marker-start-width="0.049cm" draw:marker-start-center="false" draw:marker-end="" draw:marker-end-width="0.04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34cm" fo:min-width="1.716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style:style>
    <style:style style:name="gr20"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Network Scaling</text:h>
      <text:p text:style-name="Standard">There can only be one OpenLCB service provider on a network using Bonjour.</text:p>
      <text:p text:style-name="Standard"/>
      <text:p text:style-name="Standard">The config tool, other software and local hubs connects to the OpenLCB service. The <text:s/>software gets an OpenLCB node number allocated by the connection to the OpenLCB service. Only the OpenLCB service provider hub needs to do any filtering.</text:p>
      <text:p text:style-name="Standard"/>
      <text:p text:style-name="Standard">Local hubs are used for CAN gateway connections, they use the same software as the OpenLCB hub, but don't register the service, don't need to filter, and don't need to allocate nodenumbers. It needs a configuration option to switch to local mode otherwise the order of power up decides the roles. Also configuration options to allocate node numbers to gateways and to enable gateways to connect to the hub on the same machine and not on a remote machine.</text:p>
      <text:h text:style-name="Heading_20_3" text:outline-level="3">Small network of up to 50 nodes.</text:h>
      <text:p text:style-name="Standard"><text:s/>PC for configuration not normally connected. Runs the config tool, hub and gateway code.</text:p>
      <text:p text:style-name="Standard"><draw:frame text:anchor-type="paragraph" draw:z-index="0" draw:style-name="gr1" draw:text-style-name="P4" svg:width="7.501cm" svg:height="0.786cm" svg:x="4.26cm" svg:y="4.96cm"><draw:text-box><text:p text:style-name="P3"><text:span text:style-name="T1">CAN Segment with up to 50 nodes</text:span></text:p></draw:text-box></draw:frame><draw:rect text:anchor-type="paragraph" draw:z-index="1" draw:style-name="gr2" draw:text-style-name="P6" svg:width="3.502cm" svg:height="1.502cm" svg:x="6.759cm" svg:y="1.244cm"><text:p text:style-name="P5"><text:span text:style-name="T1">OpenLCB Hub</text:span></text:p></draw:rect><draw:line text:anchor-type="paragraph" draw:z-index="3" draw:style-name="gr4" draw:text-style-name="P6" svg:x1="5.76cm" svg:y1="4.743cm" svg:x2="10.26cm" svg:y2="4.743cm"><text:p/></draw:line><draw:frame text:anchor-type="paragraph" draw:z-index="4" draw:style-name="gr5" draw:text-style-name="P4" svg:width="2.821cm" svg:height="1.366cm" svg:x="4.939cm" svg:y="2.879cm"><draw:text-box><text:p text:style-name="P3"><text:span text:style-name="T1">Gateway</text:span></text:p><text:p text:style-name="P3"><text:span text:style-name="T1">USB/CAN</text:span></text:p></draw:text-box></draw:frame><draw:rect text:anchor-type="paragraph" draw:z-index="5" draw:style-name="gr2" draw:text-style-name="P6" svg:width="1.913cm" svg:height="1.502cm" svg:x="4.847cm" svg:y="1.244cm"><text:p text:style-name="P5"><text:span text:style-name="T1">Config</text:span></text:p><text:p text:style-name="P5"><text:span text:style-name="T1">Tool</text:span></text:p></draw:rect><draw:frame text:anchor-type="paragraph" draw:z-index="6" draw:style-name="gr6" draw:text-style-name="P4" svg:width="3.502cm" svg:height="0.786cm" svg:x="5.759cm" svg:y="0.46cm"><draw:text-box><text:p text:style-name="P3"><text:span text:style-name="T1">Notebook PC</text:span></text:p></draw:text-box></draw:frame><draw:rect text:anchor-type="paragraph" draw:z-index="7" draw:style-name="gr7" draw:text-style-name="P6" svg:width="0.5cm" svg:height="0.5cm" svg:x="7.26cm" svg:y="2.745cm"><text:p/></draw:rect></text:p>
      <text:p text:style-name="Standard"/>
      <text:p text:style-name="Standard"/>
      <text:p text:style-name="Standard"/>
      <text:p text:style-name="Standard"/>
      <text:p text:style-name="Standard"/>
      <text:p text:style-name="Standard"><draw:line text:anchor-type="paragraph" draw:z-index="2" draw:style-name="gr3" draw:text-style-name="P6" svg:x1="7.521cm" svg:y1="0.323cm" svg:x2="7.521cm" svg:y2="1.822cm"><text:p/></draw:line></text:p>
      <text:p text:style-name="Standard"/>
      <text:p text:style-name="Standard"/>
      <text:p text:style-name="Standard"/>
      <text:p text:style-name="Standard"/>
      <text:p text:style-name="Standard"/>
      <text:h text:style-name="Heading_20_3" text:outline-level="3">Medium network of up to 200 nodes.</text:h>
      <text:p text:style-name="Text_20_body">Single board low cost or old PC used as a hub, could also run the config tool. Wireless access point and WiThrottle or similar software optional.</text:p>
      <text:p text:style-name="P1"><draw:frame text:anchor-type="paragraph" draw:z-index="22" draw:style-name="gr6" draw:text-style-name="P4" svg:width="3.5cm" svg:height="0.786cm" svg:x="1.409cm" svg:y="0.545cm"><draw:text-box><text:p text:style-name="P3"><text:span text:style-name="T1">Notebook PC</text:span></text:p></draw:text-box></draw:frame></text:p>
      <text:p text:style-name="P1"><draw:frame text:anchor-type="paragraph" draw:z-index="23" draw:style-name="gr8" draw:text-style-name="P4" svg:width="3.001cm" svg:height="0.786cm" svg:x="12.661cm" svg:y="0.335cm"><draw:text-box><text:p text:style-name="P3"><text:span text:style-name="T1">Ipod Touch</text:span></text:p></draw:text-box></draw:frame></text:p>
      <text:p text:style-name="P1"><draw:rect text:anchor-type="paragraph" draw:z-index="18" draw:style-name="gr2" draw:text-style-name="P6" svg:width="1.913cm" svg:height="1.629cm" svg:x="1.909cm" svg:y="0.295cm"><text:p text:style-name="P5"><text:span text:style-name="T1">Config</text:span></text:p><text:p text:style-name="P5"><text:span text:style-name="T1">Tool</text:span></text:p></draw:rect><draw:rect text:anchor-type="paragraph" draw:z-index="20" draw:style-name="gr2" draw:text-style-name="P6" svg:width="3.001cm" svg:height="1.629cm" svg:x="12.185cm" svg:y="0.552cm"><text:p text:style-name="P5"><text:span text:style-name="T1">Wireless</text:span></text:p><text:p text:style-name="P5"><text:span text:style-name="T1">Throttles etc.</text:span></text:p></draw:rect><draw:frame text:anchor-type="paragraph" draw:z-index="28" draw:style-name="gr9" draw:text-style-name="P6" svg:width="2.931cm" svg:height="1.227cm" svg:x="6.953cm" svg:y="0.328cm"><draw:text-box><text:p text:style-name="P5"><text:span text:style-name="T1">Low cost</text:span></text:p><text:p text:style-name="P5"><text:span text:style-name="T1"><text:s/></text:span><text:span text:style-name="T1">single board</text:span></text:p></draw:text-box></draw:frame></text:p>
      <text:p text:style-name="P1"><draw:line text:anchor-type="paragraph" draw:z-index="19" draw:style-name="gr7" draw:text-style-name="P6" svg:x1="3.821cm" svg:y1="0.557cm" svg:x2="5.952cm" svg:y2="1.986cm"><text:p/></draw:line></text:p>
      <text:p text:style-name="P1"><draw:line text:anchor-type="paragraph" draw:z-index="21" draw:style-name="gr7" draw:text-style-name="P6" svg:x1="9.453cm" svg:y1="1.365cm" svg:x2="12.185cm" svg:y2="0.148cm"><text:p/></draw:line></text:p>
      <text:p text:style-name="P1"><draw:rect text:anchor-type="paragraph" draw:z-index="8" draw:style-name="gr2" draw:text-style-name="P6" svg:width="3.502cm" svg:height="1.5cm" svg:x="5.951cm" svg:y="0.079cm"><text:p text:style-name="P5"><text:span text:style-name="T1">OpenLCB Hub</text:span></text:p></draw:rect></text:p>
      <text:p text:style-name="P1"/>
      <text:p text:style-name="P1"><draw:rect text:anchor-type="paragraph" draw:z-index="24" draw:style-name="gr7" draw:text-style-name="P6" svg:width="0.502cm" svg:height="0.502cm" svg:x="6.11cm" svg:y="0.443cm"><text:p/></draw:rect><draw:rect text:anchor-type="paragraph" draw:z-index="27" draw:style-name="gr7" draw:text-style-name="P6" svg:width="0.502cm" svg:height="0.502cm" svg:x="6.925cm" svg:y="0.443cm"><text:p/></draw:rect><draw:rect text:anchor-type="paragraph" draw:z-index="26" draw:style-name="gr7" draw:text-style-name="P6" svg:width="0.502cm" svg:height="0.502cm" svg:x="7.793cm" svg:y="0.443cm"><text:p/></draw:rect><draw:rect text:anchor-type="paragraph" draw:z-index="25" draw:style-name="gr7" draw:text-style-name="P6" svg:width="0.502cm" svg:height="0.502cm" svg:x="8.714cm" svg:y="0.443cm"><text:p/></draw:rect><draw:frame text:anchor-type="paragraph" draw:z-index="17" draw:style-name="gr5" draw:text-style-name="P4" svg:width="2.5cm" svg:height="1.366cm" svg:x="3.029cm" svg:y="0.21cm"><draw:text-box><text:p text:style-name="P3"><text:span text:style-name="T1">Gateways</text:span></text:p><text:p text:style-name="P3"><text:span text:style-name="T1">USB/CAN</text:span></text:p></draw:text-box></draw:frame></text:p>
      <text:p text:style-name="P1"><draw:line text:anchor-type="paragraph" draw:z-index="10" draw:style-name="gr3" draw:text-style-name="P6" svg:x1="6.357cm" svg:y1="0.376cm" svg:x2="4.452cm" svg:y2="2.161cm"><text:p/></draw:line><draw:line text:anchor-type="paragraph" draw:z-index="9" draw:style-name="gr3" draw:text-style-name="P6" svg:x1="7.204cm" svg:y1="0.376cm" svg:x2="7.204cm" svg:y2="1.609cm"><text:p/></draw:line><draw:line text:anchor-type="paragraph" draw:z-index="16" draw:style-name="gr7" draw:text-style-name="P6" svg:x1="8.05cm" svg:y1="0.376cm" svg:x2="9.505cm" svg:y2="2.373cm"><text:p/></draw:line><draw:line text:anchor-type="paragraph" draw:z-index="11" draw:style-name="gr3" draw:text-style-name="P6" svg:x1="8.95cm" svg:y1="0.376cm" svg:x2="10.696cm" svg:y2="1.688cm"><text:p/></draw:line></text:p>
      <text:p text:style-name="P1"/>
      <text:p text:style-name="P1"><draw:line text:anchor-type="paragraph" draw:z-index="15" draw:style-name="gr4" draw:text-style-name="P6" svg:x1="5.854cm" svg:y1="0.472cm" svg:x2="8.53cm" svg:y2="0.472cm"><text:p/></draw:line><draw:line text:anchor-type="paragraph" draw:z-index="14" draw:style-name="gr4" draw:text-style-name="P6" svg:x1="9.922cm" svg:y1="0.551cm" svg:x2="12.981cm" svg:y2="0.551cm"><text:p/></draw:line></text:p>
      <text:p text:style-name="P1"><draw:line text:anchor-type="paragraph" draw:z-index="12" draw:style-name="gr4" draw:text-style-name="P6" svg:x1="3.032cm" svg:y1="0.457cm" svg:x2="6.473cm" svg:y2="0.457cm"><text:p/></draw:line></text:p>
      <text:p text:style-name="P1"><draw:line text:anchor-type="paragraph" draw:z-index="13" draw:style-name="gr4" draw:text-style-name="P6" svg:x1="7.684cm" svg:y1="0.101cm" svg:x2="10.36cm" svg:y2="0.101cm"><text:p/></draw:line></text:p>
      <text:p text:style-name="P1"/>
      <text:h text:style-name="Heading_20_3" text:outline-level="3"><text:soft-page-break/>Large network of up to 1000 nodes.</text:h>
      <text:p text:style-name="Text_20_body">Up to 5 low cost hubs, one acting as the OpenLCB service provider.</text:p>
      <text:p text:style-name="P1"><draw:rect text:anchor-type="paragraph" draw:z-index="29" draw:style-name="gr10" draw:text-style-name="P6" svg:width="3.502cm" svg:height="1.5cm" svg:x="3.616cm" svg:y="4.332cm"><text:p text:style-name="P5"><text:span text:style-name="T1">OpenLCB Hub</text:span></text:p></draw:rect><draw:line text:anchor-type="paragraph" draw:z-index="33" draw:style-name="gr12" draw:text-style-name="P6" svg:x1="7.117cm" svg:y1="8.332cm" svg:x2="9.793cm" svg:y2="8.332cm"><text:p/></draw:line><draw:line text:anchor-type="paragraph" draw:z-index="34" draw:style-name="gr12" draw:text-style-name="P6" svg:x1="10.117cm" svg:y1="8.832cm" svg:x2="13.176cm" svg:y2="8.832cm"><text:p/></draw:line><draw:line text:anchor-type="paragraph" draw:z-index="35" draw:style-name="gr12" draw:text-style-name="P6" svg:x1="3.44cm" svg:y1="9.332cm" svg:x2="6.116cm" svg:y2="9.332cm"><text:p/></draw:line><draw:rect text:anchor-type="paragraph" draw:z-index="37" draw:style-name="gr10" draw:text-style-name="P6" svg:width="1.913cm" svg:height="1.629cm" svg:x="2.616cm" svg:y="1.203cm"><text:p text:style-name="P5"><text:span text:style-name="T1">Config</text:span></text:p><text:p text:style-name="P5"><text:span text:style-name="T1">Tool</text:span></text:p></draw:rect><draw:line text:anchor-type="paragraph" draw:z-index="38" draw:style-name="gr13" draw:text-style-name="P6" svg:x1="3.617cm" svg:y1="2.832cm" svg:x2="4.117cm" svg:y2="4.332cm"><text:p/></draw:line><draw:rect text:anchor-type="paragraph" draw:z-index="39" draw:style-name="gr10" draw:text-style-name="P6" svg:width="3.001cm" svg:height="1.629cm" svg:x="5.616cm" svg:y="1.203cm"><text:p text:style-name="P5"><text:span text:style-name="T1">Wireless</text:span></text:p><text:p text:style-name="P5"><text:span text:style-name="T1">Throttles etc.</text:span></text:p></draw:rect><draw:line text:anchor-type="paragraph" draw:z-index="40" draw:style-name="gr13" draw:text-style-name="P6" svg:x1="6.117cm" svg:y1="4.332cm" svg:x2="7.117cm" svg:y2="2.832cm"><text:p/></draw:line><draw:frame text:anchor-type="paragraph" draw:z-index="41" draw:style-name="gr14" draw:text-style-name="P4" svg:width="3.5cm" svg:height="0.786cm" svg:x="1.799cm" svg:y="0.415cm"><draw:text-box><text:p text:style-name="P3"><text:span text:style-name="T1">Notebook PC</text:span></text:p></draw:text-box></draw:frame><draw:frame text:anchor-type="paragraph" draw:z-index="42" draw:style-name="gr15" draw:text-style-name="P4" svg:width="3.001cm" svg:height="0.786cm" svg:x="5.616cm" svg:y="0.332cm"><draw:text-box><text:p text:style-name="P3"><text:span text:style-name="T1">Ipod Touch</text:span></text:p></draw:text-box></draw:frame><draw:rect text:anchor-type="paragraph" draw:z-index="43" draw:style-name="gr13" draw:text-style-name="P6" svg:width="0.502cm" svg:height="0.502cm" svg:x="3.616cm" svg:y="5.831cm"><text:p/></draw:rect><draw:rect text:anchor-type="paragraph" draw:z-index="44" draw:style-name="gr13" draw:text-style-name="P6" svg:width="0.502cm" svg:height="0.502cm" svg:x="6.616cm" svg:y="5.831cm"><text:p/></draw:rect><draw:rect text:anchor-type="paragraph" draw:z-index="45" draw:style-name="gr13" draw:text-style-name="P6" svg:width="0.502cm" svg:height="0.502cm" svg:x="5.616cm" svg:y="5.831cm"><text:p/></draw:rect><draw:rect text:anchor-type="paragraph" draw:z-index="46" draw:style-name="gr13" draw:text-style-name="P6" svg:width="0.502cm" svg:height="0.502cm" svg:x="4.616cm" svg:y="5.831cm"><text:p/></draw:rect><draw:frame text:anchor-type="paragraph" draw:z-index="47" draw:style-name="gr16" draw:text-style-name="P6" svg:width="2.931cm" svg:height="1.227cm" svg:x="11.684cm" svg:y="4.703cm"><draw:text-box><text:p text:style-name="P5"><text:span text:style-name="T1">Low cost</text:span></text:p><text:p text:style-name="P5"><text:span text:style-name="T1"><text:s/></text:span><text:span text:style-name="T1">single board</text:span></text:p></draw:text-box></draw:frame><draw:rect text:anchor-type="paragraph" draw:z-index="48" draw:style-name="gr17" draw:text-style-name="P6" svg:width="2.5cm" svg:height="1.631cm" svg:x="9.118cm" svg:y="4.703cm"><text:p text:style-name="P5"><text:span text:style-name="T1">Local</text:span></text:p><text:p text:style-name="P5"><text:span text:style-name="T1">Hub</text:span></text:p></draw:rect><draw:line text:anchor-type="paragraph" draw:z-index="49" draw:style-name="gr13" draw:text-style-name="P7" svg:x1="7.117cm" svg:y1="4.832cm" svg:x2="9.117cm" svg:y2="5.332cm"><text:p/></draw:line><draw:rect text:anchor-type="paragraph" draw:z-index="50" draw:style-name="gr13" draw:text-style-name="P6" svg:width="0.5cm" svg:height="0.5cm" svg:x="9.118cm" svg:y="6.332cm"><text:p/></draw:rect><draw:rect text:anchor-type="paragraph" draw:z-index="51" draw:style-name="gr13" draw:text-style-name="P6" svg:width="0.502cm" svg:height="0.5cm" svg:x="10.116cm" svg:y="6.332cm"><text:p/></draw:rect><draw:rect text:anchor-type="paragraph" draw:z-index="52" draw:style-name="gr13" draw:text-style-name="P6" svg:width="0.502cm" svg:height="0.5cm" svg:x="11.116cm" svg:y="6.332cm"><text:p/></draw:rect></text:p>
      <text:p text:style-name="P1"/>
      <text:p text:style-name="P1"/>
      <text:p text:style-name="P1"/>
      <text:p text:style-name="P1"/>
      <text:p text:style-name="P1"/>
      <text:p text:style-name="P1"/>
      <text:p text:style-name="P1"/>
      <text:p text:style-name="P1"/>
      <text:p text:style-name="P1"/>
      <text:p text:style-name="P1"/>
      <text:p text:style-name="P1"><draw:line text:anchor-type="paragraph" draw:z-index="31" draw:style-name="gr11" draw:text-style-name="P6" svg:x1="3.817cm" svg:y1="0.085cm" svg:x2="2.618cm" svg:y2="2.085cm"><text:p/></draw:line><draw:line text:anchor-type="paragraph" draw:z-index="30" draw:style-name="gr11" draw:text-style-name="P6" svg:x1="4.875cm" svg:y1="0.085cm" svg:x2="5.117cm" svg:y2="3.085cm"><text:p/></draw:line></text:p>
      <text:p text:style-name="P1"><draw:line text:anchor-type="paragraph" draw:z-index="36" draw:style-name="gr13" draw:text-style-name="P6" svg:x1="9.374cm" svg:y1="0.016cm" svg:x2="8.617cm" svg:y2="1.517cm"><text:p/></draw:line><draw:line text:anchor-type="paragraph" draw:z-index="32" draw:style-name="gr11" draw:text-style-name="P6" svg:x1="11.411cm" svg:y1="0.016cm" svg:x2="12.117cm" svg:y2="2.016cm"><text:p/></draw:line></text:p>
      <text:p text:style-name="P1"/>
      <text:p text:style-name="P1"><draw:line text:anchor-type="paragraph" draw:z-index="90" draw:style-name="gr20" draw:text-style-name="P8" svg:x1="1.263cm" svg:y1="0.346cm" svg:x2="4.597cm" svg:y2="0.346cm"><text:p/></draw:line></text:p>
      <text:p text:style-name="P1"/>
      <text:p text:style-name="P1"/>
      <text:p text:style-name="P1"/>
      <text:h text:style-name="Heading_20_3" text:outline-level="3">Huge network of up to 10000 nodes. </text:h>
      <text:p text:style-name="Standard">Up to about 50 connections to the OpenLCB hub machine, 4 CAN connections to each local hub, up to 50 nodes per CAN segment. </text:p>
      <text:p text:style-name="Standard"/>
      <text:p text:style-name="P1"><draw:rect text:anchor-type="paragraph" draw:z-index="53" draw:style-name="gr2" draw:text-style-name="P6" svg:width="3.5cm" svg:height="1.629cm" svg:x="6.11cm" svg:y="1.115cm"><text:p text:style-name="P5"><text:span text:style-name="T1">OpenLCB Hub</text:span></text:p></draw:rect><draw:line text:anchor-type="paragraph" draw:z-index="54" draw:style-name="gr3" draw:text-style-name="P6" svg:x1="7.611cm" svg:y1="2.743cm" svg:x2="7.696cm" svg:y2="4.758cm"><text:p/></draw:line><draw:rect text:anchor-type="paragraph" draw:z-index="55" draw:style-name="gr18" draw:text-style-name="P6" svg:width="2.763cm" svg:height="1.631cm" svg:x="2.752cm" svg:y="4.743cm"><text:p text:style-name="P5"><text:span text:style-name="T1">Local</text:span></text:p><text:p text:style-name="P5"><text:span text:style-name="T1">Hub</text:span></text:p></draw:rect><draw:rect text:anchor-type="paragraph" draw:z-index="56" draw:style-name="gr18" draw:text-style-name="P6" svg:width="3.001cm" svg:height="1.631cm" svg:x="9.61cm" svg:y="4.743cm"><text:p text:style-name="P5"><text:span text:style-name="T1">Local</text:span></text:p><text:p text:style-name="P5"><text:span text:style-name="T1">Hub</text:span></text:p></draw:rect><draw:line text:anchor-type="paragraph" draw:z-index="57" draw:style-name="gr3" draw:text-style-name="P6" svg:x1="6.61cm" svg:y1="2.743cm" svg:x2="4.253cm" svg:y2="4.758cm"><text:p/></draw:line><draw:line text:anchor-type="paragraph" draw:z-index="58" draw:style-name="gr3" draw:text-style-name="P6" svg:x1="9.111cm" svg:y1="2.743cm" svg:x2="11.253cm" svg:y2="4.743cm"><text:p/></draw:line><draw:line text:anchor-type="paragraph" draw:z-index="59" draw:style-name="gr4" draw:text-style-name="P6" svg:x1="1.669cm" svg:y1="8.242cm" svg:x2="5.11cm" svg:y2="8.242cm"><text:p/></draw:line><draw:line text:anchor-type="paragraph" draw:z-index="60" draw:style-name="gr4" draw:text-style-name="P6" svg:x1="6.11cm" svg:y1="8.242cm" svg:x2="8.786cm" svg:y2="8.242cm"><text:p/></draw:line><draw:line text:anchor-type="paragraph" draw:z-index="61" draw:style-name="gr4" draw:text-style-name="P6" svg:x1="10.169cm" svg:y1="8.242cm" svg:x2="13.61cm" svg:y2="8.242cm"><text:p/></draw:line><draw:line text:anchor-type="paragraph" draw:z-index="62" draw:style-name="gr4" draw:text-style-name="P6" svg:x1="8.052cm" svg:y1="7.743cm" svg:x2="11.111cm" svg:y2="7.743cm"><text:p/></draw:line><draw:line text:anchor-type="paragraph" draw:z-index="63" draw:style-name="gr4" draw:text-style-name="P6" svg:x1="4.11cm" svg:y1="8.742cm" svg:x2="6.786cm" svg:y2="8.742cm"><text:p/></draw:line><draw:line text:anchor-type="paragraph" draw:z-index="64" draw:style-name="gr7" draw:text-style-name="P6" svg:x1="3.61cm" svg:y1="8.243cm" svg:x2="3.752cm" svg:y2="6.743cm"><text:p/></draw:line><draw:line text:anchor-type="paragraph" draw:z-index="65" draw:style-name="gr7" draw:text-style-name="P6" svg:x1="5.611cm" svg:y1="8.742cm" svg:x2="5.219cm" svg:y2="6.795cm"><text:p/></draw:line><draw:line text:anchor-type="paragraph" draw:z-index="66" draw:style-name="gr7" draw:text-style-name="P6" svg:x1="7.11cm" svg:y1="6.743cm" svg:x2="7.11cm" svg:y2="8.242cm"><text:p/></draw:line><draw:line text:anchor-type="paragraph" draw:z-index="67" draw:style-name="gr7" draw:text-style-name="P6" svg:x1="9.11cm" svg:y1="7.744cm" svg:x2="8.394cm" svg:y2="3.244cm"><text:p/></draw:line><draw:line text:anchor-type="paragraph" draw:z-index="68" draw:style-name="gr7" draw:text-style-name="P6" svg:x1="12.257cm" svg:y1="6.743cm" svg:x2="12.416cm" svg:y2="8.242cm"><text:p/></draw:line><draw:rect text:anchor-type="paragraph" draw:z-index="69" draw:style-name="gr7" draw:text-style-name="P6" svg:width="0.382cm" svg:height="0.406cm" svg:x="10.375cm" svg:y="6.373cm"><text:p/></draw:rect><draw:rect text:anchor-type="paragraph" draw:z-index="70" draw:style-name="gr18" draw:text-style-name="P6" svg:width="2.001cm" svg:height="1.629cm" svg:x="6.251cm" svg:y="4.759cm"><text:p text:style-name="P5"><text:span text:style-name="T1">Local</text:span></text:p><text:p text:style-name="P5"><text:span text:style-name="T1">Hub</text:span></text:p></draw:rect><draw:rect text:anchor-type="paragraph" draw:z-index="71" draw:style-name="gr7" draw:text-style-name="P6" svg:width="0.382cm" svg:height="0.408cm" svg:x="3.489cm" svg:y="6.387cm"><text:p/></draw:rect><draw:rect text:anchor-type="paragraph" draw:z-index="72" draw:style-name="gr7" draw:text-style-name="P6" svg:width="0.384cm" svg:height="0.408cm" svg:x="7.37cm" svg:y="6.336cm"><text:p/></draw:rect><draw:rect text:anchor-type="paragraph" draw:z-index="73" draw:style-name="gr7" draw:text-style-name="P6" svg:width="0.384cm" svg:height="0.406cm" svg:x="9.61cm" svg:y="6.373cm"><text:p/></draw:rect><draw:rect text:anchor-type="paragraph" draw:z-index="74" draw:style-name="gr7" draw:text-style-name="P6" svg:width="0.384cm" svg:height="0.406cm" svg:x="11.139cm" svg:y="6.373cm"><text:p/></draw:rect><draw:rect text:anchor-type="paragraph" draw:z-index="75" draw:style-name="gr7" draw:text-style-name="P6" svg:width="0.384cm" svg:height="0.408cm" svg:x="5.018cm" svg:y="6.387cm"><text:p/></draw:rect><draw:rect text:anchor-type="paragraph" draw:z-index="76" draw:style-name="gr2" draw:text-style-name="P6" svg:width="1.913cm" svg:height="1.629cm" svg:x="2.697cm" svg:y="1.244cm"><text:p text:style-name="P5"><text:span text:style-name="T1">Config</text:span></text:p><text:p text:style-name="P5"><text:span text:style-name="T1">Tool</text:span></text:p></draw:rect><draw:line text:anchor-type="paragraph" draw:z-index="77" draw:style-name="gr7" draw:text-style-name="P6" svg:x1="4.61cm" svg:y1="2.242cm" svg:x2="6.11cm" svg:y2="2.242cm"><text:p/></draw:line><draw:rect text:anchor-type="paragraph" draw:z-index="78" draw:style-name="gr2" draw:text-style-name="P6" svg:width="3.442cm" svg:height="1.629cm" svg:x="10.61cm" svg:y="1.115cm"><text:p text:style-name="P5"><text:span text:style-name="T1">Wireless</text:span></text:p><text:p text:style-name="P5"><text:span text:style-name="T1">Throttles etc.</text:span></text:p></draw:rect><draw:line text:anchor-type="paragraph" draw:z-index="79" draw:style-name="gr7" draw:text-style-name="P6" svg:x1="9.61cm" svg:y1="1.743cm" svg:x2="10.61cm" svg:y2="1.743cm"><text:p/></draw:line><draw:rect text:anchor-type="paragraph" draw:z-index="80" draw:style-name="gr7" draw:text-style-name="P6" svg:width="0.384cm" svg:height="0.408cm" svg:x="4.253cm" svg:y="6.387cm"><text:p/></draw:rect><draw:rect text:anchor-type="paragraph" draw:z-index="81" draw:style-name="gr7" draw:text-style-name="P6" svg:width="0.5cm" svg:height="0.502cm" svg:x="8.11cm" svg:y="2.743cm"><text:p/></draw:rect><draw:frame text:anchor-type="paragraph" draw:z-index="82" draw:style-name="gr19" draw:text-style-name="P4" svg:width="1.842cm" svg:height="0.786cm" svg:x="6.712cm" svg:y="0.243cm"><draw:text-box><text:p text:style-name="P3"><text:span text:style-name="T1">Server</text:span></text:p></draw:text-box></draw:frame><draw:frame text:anchor-type="paragraph" draw:z-index="83" draw:style-name="gr6" draw:text-style-name="P4" svg:width="3.271cm" svg:height="0.786cm" svg:x="2.339cm" svg:y="0.459cm"><draw:text-box><text:p text:style-name="P3"><text:span text:style-name="T1">Notebook PC</text:span></text:p></draw:text-box></draw:frame><draw:frame text:anchor-type="paragraph" draw:z-index="84" draw:style-name="gr8" draw:text-style-name="P4" svg:width="3.093cm" svg:height="0.786cm" svg:x="11.017cm" svg:y="0.185cm"><draw:text-box><text:p text:style-name="P3"><text:span text:style-name="T1">Ipod Touch</text:span></text:p></draw:text-box></draw:frame><draw:rect text:anchor-type="paragraph" draw:z-index="85" draw:style-name="gr7" draw:text-style-name="P6" svg:width="0.384cm" svg:height="0.408cm" svg:x="12.109cm" svg:y="6.336cm"><text:p/></draw:rect><draw:rect text:anchor-type="paragraph" draw:z-index="86" draw:style-name="gr7" draw:text-style-name="P6" svg:width="0.384cm" svg:height="0.408cm" svg:x="2.752cm" svg:y="6.336cm"><text:p/></draw:rect><draw:rect text:anchor-type="paragraph" draw:z-index="87" draw:style-name="gr7" draw:text-style-name="P6" svg:width="0.382cm" svg:height="0.408cm" svg:x="7.87cm" svg:y="6.336cm"><text:p/></draw:rect><draw:rect text:anchor-type="paragraph" draw:z-index="88" draw:style-name="gr7" draw:text-style-name="P6" svg:width="0.382cm" svg:height="0.408cm" svg:x="6.87cm" svg:y="6.336cm"><text:p/></draw:rect><draw:rect text:anchor-type="paragraph" draw:z-index="89" draw:style-name="gr7" draw:text-style-name="P6" svg:width="0.384cm" svg:height="0.408cm" svg:x="6.251cm" svg:y="6.336cm"><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ke </meta:initial-creator>
    <meta:creation-date>2011-08-07T21:30:54.30</meta:creation-date>
    <dc:date>2011-08-11T09:31:14.67</dc:date>
    <dc:creator>Mike </dc:creator>
    <meta:editing-duration>PT37M54S</meta:editing-duration>
    <meta:editing-cycles>2</meta:editing-cycles>
    <meta:generator>OpenOffice.org/3.3$Win32 OpenOffice.org_project/330m20$Build-9567</meta:generator>
    <meta:document-statistic meta:table-count="0" meta:image-count="0" meta:object-count="0" meta:page-count="2" meta:paragraph-count="12" meta:word-count="238" meta:character-count="1340"/>
  </office:meta>
</office:document-meta>
</file>